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7d6d" officeooo:paragraph-rsid="00087d6d"/>
    </style:style>
    <style:style style:name="P2" style:family="paragraph" style:parent-style-name="Standard">
      <style:text-properties officeooo:rsid="00087d6d" officeooo:paragraph-rsid="00097ae5"/>
    </style:style>
    <style:style style:name="P3" style:family="paragraph" style:parent-style-name="Standard">
      <style:text-properties officeooo:rsid="00087d6d" officeooo:paragraph-rsid="000a48d5"/>
    </style:style>
    <style:style style:name="P4" style:family="paragraph" style:parent-style-name="Standard">
      <style:text-properties officeooo:rsid="000a48d5" officeooo:paragraph-rsid="000a48d5"/>
    </style:style>
    <style:style style:name="T1" style:family="text">
      <style:text-properties officeooo:rsid="000951cc"/>
    </style:style>
    <style:style style:name="T2" style:family="text">
      <style:text-properties officeooo:rsid="00097ae5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97ae5"/>
    </style:style>
    <style:style style:name="T5" style:family="text">
      <style:text-properties style:text-underline-style="solid" style:text-underline-width="auto" style:text-underline-color="font-color" officeooo:rsid="000c29f2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097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lidar form<text:span text:style-name="T1">u</text:span>laris en expresions regulars</text:p>
      <text:p text:style-name="P2">juego por eventos</text:p>
      <text:p text:style-name="P2"><text:span text:style-name="T2">ex reg reg un formulario de nombre, <text:line-break/>En los botones hay que anular el submit para que refresque, algo con los checkbox<text:line-break/>Hay que utilizar alerts</text:span></text:p>
      <text:p text:style-name="P2"><text:span text:style-name="T2">expressions reg de mail</text:span></text:p>
      <text:p text:style-name="P2"><text:span text:style-name="T4">cuando se crea un objeto habra que ponerle la classe</text:span></text:p>
      <text:p text:style-name="P2"><text:span text:style-name="T4"/></text:p>
      <text:p text:style-name="P3"><text:span text:style-name="T4">Li dones a un boto y el form es queda disabled<text:line-break/><text:line-break/>Te algo que vore en </text:span><text:span text:style-name="T7">frases</text:span><text:span text:style-name="T4"><text:line-break/>random de algo<text:line-break/></text:span></text:p>
      <text:p text:style-name="P4"><text:span text:style-name="T4">a</text:span><text:span text:style-name="T3">lgo de clicar </text:span><text:span text:style-name="T5">mirar addeventlistener de teclat<text:line-break/>verify<text:line-break/><text:line-break/></text:span></text:p>
      <text:p text:style-name="P3"><text:line-break/>RA3 del 5 y el 6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4T18:58:54.026995472</meta:creation-date>
    <dc:date>2024-12-04T20:20:25.957192618</dc:date>
    <meta:editing-duration>PT51M13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8" meta:word-count="82" meta:character-count="438" meta:non-whitespace-character-count="358"/>
  </office:meta>
</office:document-meta>
</file>